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officeooo:rsid="001a4b5a" officeooo:paragraph-rsid="001a4b5a"/>
    </style:style>
    <style:style style:name="P3" style:family="paragraph" style:parent-style-name="Standard">
      <style:paragraph-properties fo:margin-left="0in" fo:margin-right="0in" fo:text-indent="0in" style:auto-text-indent="false"/>
      <style:text-properties officeooo:rsid="001d9010"/>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3d11e" officeooo:paragraph-rsid="0023d11e"/>
    </style:style>
    <style:style style:name="P6" style:family="paragraph" style:parent-style-name="Hanging_20_indent" style:master-page-name="">
      <style:paragraph-properties fo:margin-left="0.198in" fo:margin-right="0in" fo:margin-top="0in" fo:margin-bottom="0in" style:contextual-spacing="false" fo:text-indent="-0.1965in" style:auto-text-indent="false" style:page-number="auto"/>
      <style:text-properties officeooo:rsid="0023d11e" officeooo:paragraph-rsid="0023d11e"/>
    </style:style>
    <style:style style:name="P7" style:family="paragraph" style:parent-style-name="Standard">
      <style:paragraph-properties fo:margin-left="0in" fo:margin-right="0in" fo:text-indent="0in" style:auto-text-indent="false"/>
      <style:text-properties officeooo:rsid="0023d11e" officeooo:paragraph-rsid="00245c85"/>
    </style:style>
    <style:style style:name="P8" style:family="paragraph" style:parent-style-name="Standard">
      <style:paragraph-properties fo:margin-left="0in" fo:margin-right="0in" fo:text-indent="0in" style:auto-text-indent="false"/>
      <style:text-properties officeooo:rsid="002423b7" officeooo:paragraph-rsid="002423b7"/>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officeooo:paragraph-rsid="002595b7"/>
    </style:style>
    <style:style style:name="P11" style:family="paragraph" style:parent-style-name="Standard">
      <style:paragraph-properties fo:margin-left="0.5in" fo:margin-right="0in" fo:text-indent="0in" style:auto-text-indent="false"/>
      <style:text-properties officeooo:rsid="0025e793" officeooo:paragraph-rsid="0025e793"/>
    </style:style>
    <style:style style:name="P12" style:family="paragraph" style:parent-style-name="Hanging_20_indent">
      <style:paragraph-properties fo:margin-left="0.0016in" fo:margin-right="0in" fo:margin-top="0in" fo:margin-bottom="0in" style:contextual-spacing="false" fo:text-indent="0in" style:auto-text-indent="false"/>
      <style:text-properties officeooo:paragraph-rsid="0023d11e"/>
    </style:style>
    <style:style style:name="P13" style:family="paragraph" style:parent-style-name="Standard">
      <style:text-properties officeooo:paragraph-rsid="00245c85"/>
    </style:style>
    <style:style style:name="P14" style:family="paragraph" style:parent-style-name="Standard">
      <style:text-properties officeooo:paragraph-rsid="0025e793"/>
    </style:style>
    <style:style style:name="P15" style:family="paragraph" style:parent-style-name="Standard">
      <style:paragraph-properties fo:margin-left="0.5in" fo:margin-right="0in" fo:text-indent="0in" style:auto-text-indent="false"/>
      <style:text-properties officeooo:paragraph-rsid="00277b74"/>
    </style:style>
    <style:style style:name="P16" style:family="paragraph" style:parent-style-name="Standard">
      <style:paragraph-properties fo:margin-left="0.5in" fo:margin-right="0in" fo:text-indent="0in" style:auto-text-indent="false"/>
      <style:text-properties officeooo:rsid="002a0c62" officeooo:paragraph-rsid="002a0c62"/>
    </style:style>
    <style:style style:name="T1" style:family="text">
      <style:text-properties officeooo:rsid="0023d11e"/>
    </style:style>
    <style:style style:name="T2" style:family="text">
      <style:text-properties officeooo:rsid="00245c85"/>
    </style:style>
    <style:style style:name="T3" style:family="text">
      <style:text-properties officeooo:rsid="0024bedf"/>
    </style:style>
    <style:style style:name="T4" style:family="text">
      <style:text-properties officeooo:rsid="0025e793"/>
    </style:style>
    <style:style style:name="T5" style:family="text">
      <style:text-properties officeooo:rsid="0028d991"/>
    </style:style>
    <style:style style:name="T6" style:family="text">
      <style:text-properties officeooo:rsid="002951ff"/>
    </style:style>
    <style:style style:name="T7" style:family="text">
      <style:text-properties officeooo:rsid="002a0c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xt2emu converts an extracted data file to an emulator file.</text:p>
      <text:p text:style-name="P12"/>
      <text:p text:style-name="Standard">--cylinders <text:s/>-c #</text:p>
      <text:p text:style-name="P9">The number of cylinders.</text:p>
      <text:p text:style-name="P1">--emulation_file -m filename</text:p>
      <text:p text:style-name="P9">File name to write emulation bit data to.</text:p>
      <text:p text:style-name="P1">--extracted_data_file <text:s/>-e filename</text:p>
      <text:p text:style-name="P9">File name to <text:span text:style-name="T5">read</text:span> decoded data <text:span text:style-name="T5">from</text:span>.</text:p>
      <text:p text:style-name="P1">--format <text:s/>-f <text:span text:style-name="T6">formatName</text:span></text:p>
      <text:p text:style-name="P10">The track format. <text:span text:style-name="T3">Use --format help to list all currently supported formats.</text:span></text:p>
      <text:p text:style-name="Standard">--heads <text:s/>-h #</text:p>
      <text:p text:style-name="P9">The number of heads.</text:p>
      <text:p text:style-name="Standard">--interleave <text:s/>-i <text:span text:style-name="T1">#</text:span><text:span text:style-name="T7">[</text:span><text:span text:style-name="T1">,#</text:span><text:span text:style-name="T7">]</text:span></text:p>
      <text:p text:style-name="P15">The <text:span text:style-name="T1">sector interleave and track interleave. The first parameter is the value to increment sector number by between sectors on the same track. </text:span><text:span text:style-name="T7">If interleave is not specified default of 1 is used.</text:span><text:span text:style-name="T1"> The second parameter is the value to increment the first sector by for </text:span><text:span text:style-name="T7">next </text:span><text:span text:style-name="T1">track on the same cylinder. </text:span><text:span text:style-name="T7">Default is zero</text:span><text:span text:style-name="T1">.</text:span></text:p>
      <text:p text:style-name="P16">You can use –analyze on an existing disk or image to determine the proper value. Subtract the first two number printed for interleave and use that value. For example below use 7. </text:p>
      <text:p text:style-name="P16">Interleave (not checked): 0 7 14 4 11 1 8 15 5 12 2 9 16 6 13 3 10</text:p>
      <text:p text:style-name="P16">If you get a message like “Interleave mismatch previous entry...” it may indicate the second parameter should be non zero. You would need to use mfm_read/mfm_util –quiet 1 to see the sector values and manually determine the proper value. Getting the second parameter wrong will only have a small impact on performance. Getting the first value wrong can significantly reduce performance.</text:p>
      <text:p text:style-name="P14">--<text:span text:style-name="T4">mark_bad</text:span> <text:s/>-<text:span text:style-name="T4">M</text:span> <text:span text:style-name="T1">#,#,#:#,#,#...</text:span></text:p>
      <text:p text:style-name="P11">The cylinder,head,sector to mark bad by complementing the CRC/Check code. Use to force sectors that are known to be bad to be seen as bad by the host system.</text:p>
      <text:p text:style-name="Standard">--note -n “string”</text:p>
      <text:p text:style-name="P9">String is stored in header of emulation file for information about image. mfm_util will display.</text:p>
      <text:p text:style-name="Standard">--quiet <text:s/>-q #h</text:p>
      <text:p text:style-name="P9">Bit mask to select which messages <text:span text:style-name="T5">not to print.</text:span> 0 is print all messages. Default is 1 (no debug messages). Higher bits are more important messages in general.</text:p>
      <text:p text:style-name="P1">--version -v</text:p>
      <text:p text:style-name="P9">Print program version number.</text:p>
      <text:p text:style-name="P13"/>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3"/>
      <text:p text:style-name="P7"><text:span text:style-name="T2">Cylinders, heads, format, emulation_file and extracted_data_file are required. </text:span>The cylinders, format, and heads parameters can be determined by mfm_util if an emulator or transitions file is available.</text:p>
      <text:p text:style-name="P2"/>
      <text:p text:style-name="P4">NOTE: Some computers use different format on different tracks. <text:span text:style-name="T1">This program</text:span> can only handle one format.</text:p>
      <text:p text:style-name="P5"/>
      <text:p text:style-name="P1">Example:</text:p>
      <text:p text:style-name="P1"/>
      <text:p text:style-name="P1"><text:soft-page-break/><text:s text:c="3"/><text:span text:style-name="T1">ext2emu</text:span> --extracted_data_file extracted_data --<text:span text:style-name="T1">emulation_file emulation_file --cylinders 300 --heads 4 --format OMTI_5510 --interleave 3,1 –mark_bad 3,2,6:6,1,3:200,4,14 –note “Regenerated file”</text:span></text:p>
      <text:p text:style-name="P1"/>
      <text:p text:style-name="P5">This would generate sectors 0, 3, 6… for first track, 1, 4, 7... for second track, 2, 5, 8... for third. The start of the next cylinder will start back with sector 0.</text:p>
      <text:p text:style-name="P5"/>
      <text:p text:style-name="P8">If the extracted data file size calculated using the specified cylinders and tracks doesn't match the actual file size the <text:span text:style-name="T5">warning </text:span>message “Calculated extract file size # bytes, actual size #'” will be printed. Verify the parameters are correct for the file being conver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UMing CN"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esswein</meta:initial-creator>
    <meta:creation-date>2013-12-28T10:05:51</meta:creation-date>
    <dc:date>2023-10-09T22:02:08.568551792</dc:date>
    <meta:editing-duration>PT5H42M15S</meta:editing-duration>
    <meta:editing-cycles>40</meta:editing-cycles>
    <meta:generator>LibreOffice/7.4.7.2$Linux_X86_64 LibreOffice_project/40$Build-2</meta:generator>
    <meta:document-statistic meta:table-count="0" meta:image-count="0" meta:object-count="0" meta:page-count="2" meta:paragraph-count="32" meta:word-count="517" meta:character-count="3023" meta:non-whitespace-character-count="2544"/>
  </office:meta>
</office:document-meta>
</file>